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dfad" officeooo:paragraph-rsid="0004dfad"/>
    </style:style>
    <style:style style:name="P2" style:family="paragraph" style:parent-style-name="Standard">
      <style:paragraph-properties fo:text-align="start" style:justify-single-word="false"/>
      <style:text-properties fo:font-size="14pt" officeooo:rsid="0004dfad" officeooo:paragraph-rsid="0004dfad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04dfad" officeooo:paragraph-rsid="0004dfad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officeooo:rsid="0004dfad" officeooo:paragraph-rsid="0004dfa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dfad" officeooo:paragraph-rsid="0004dfad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ckend Web Development</text:span> </text:p>
      <text:p text:style-name="P2"><text:span text:style-name="T2">Introduction</text:span> </text:p>
      <text:list xml:id="list76145727" text:style-name="L1">
        <text:list-item>
          <text:p text:style-name="P3">w</text:p>
        </text:list-item>
      </text:list>
      <text:p text:style-name="P5">Node JS</text:p>
      <text:list xml:id="list2085471585" text:style-name="L2">
        <text:list-item>
          <text:p text:style-name="P4">w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07:39:50.332584735</meta:creation-date>
    <dc:date>2022-09-08T07:41:11.081191082</dc:date>
    <meta:editing-duration>PT1M21S</meta:editing-duration>
    <meta:editing-cycles>1</meta:editing-cycles>
    <meta:document-statistic meta:table-count="0" meta:image-count="0" meta:object-count="0" meta:page-count="1" meta:paragraph-count="5" meta:word-count="10" meta:character-count="48" meta:non-whitespace-character-count="43"/>
    <meta:generator>LibreOffice/6.4.7.2$Linux_X86_64 LibreOffice_project/40$Build-2</meta:generator>
  </office:meta>
</office:document-meta>
</file>